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aa95" draw:textarea-vertical-align="middle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standard">
      <style:graphic-properties svg:stroke-color="#000000" draw:fill-color="#ff7b59" draw:textarea-horizontal-align="justify" draw:textarea-vertical-align="middle" draw:auto-grow-height="false" fo:min-height="2.75cm" fo:min-width="2.5cm"/>
    </style:style>
    <style:style style:name="gr4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2.75cm" fo:min-width="2.5cm"/>
    </style:style>
    <style:style style:name="P1" style:family="paragraph">
      <loext:graphic-properties draw:fill-color="#ffaa95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7b59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6cm" svg:height="6cm" draw:transform="rotate (-3.14159265358979) translate (8cm 8cm)" draw:kind="cut" draw:start-angle="90" draw:end-angle="270">
          <text:p/>
        </draw:circle>
        <draw:connector draw:style-name="gr2" draw:text-style-name="P2" xml:id="id2" draw:id="id2" draw:layer="layout" draw:type="line" svg:x1="2cm" svg:y1="5cm" svg:x2="8cm" svg:y2="5cm" svg:d="M2000 5000h6000" svg:viewBox="0 0 6001 1">
          <text:p/>
        </draw:connector>
        <draw:connector draw:style-name="gr2" draw:text-style-name="P2" draw:layer="layout" draw:type="line" svg:x1="5cm" svg:y1="2cm" svg:x2="5cm" svg:y2="8cm" svg:d="M5000 2000v6000" svg:viewBox="0 0 1 6001">
          <text:p/>
        </draw:connector>
        <draw:custom-shape draw:style-name="gr3" draw:text-style-name="P3" draw:layer="layout" svg:width="3cm" svg:height="3cm" svg:x="2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2" xml:id="id1" draw:id="id1" draw:layer="layout" svg:x1="5cm" svg:y1="8cm" svg:x2="8cm" svg:y2="8cm">
          <text:p/>
        </draw:line>
        <draw:connector draw:style-name="gr2" draw:text-style-name="P2" draw:layer="layout" draw:type="line" svg:x1="8cm" svg:y1="8cm" svg:x2="8cm" svg:y2="5cm" draw:start-shape="id1" draw:start-glue-point="1" draw:end-shape="id2" draw:end-glue-point="3" svg:d="M8000 8000v-3000" svg:viewBox="0 0 1 3001">
          <text:p/>
        </draw:connector>
        <draw:line draw:style-name="gr4" draw:text-style-name="P2" draw:layer="layout" svg:x1="5cm" svg:y1="5cm" svg:x2="7.1cm" svg:y2="7.1cm">
          <text:p text:style-name="P4">L</text:p>
        </draw:line>
        <draw:frame draw:style-name="gr5" draw:text-style-name="P5" draw:layer="layout" svg:width="2.8cm" svg:height="1cm" svg:x="2.4cm" svg:y="2.9cm">
          <draw:text-box>
            <text:p>[i-1,j-1]</text:p>
          </draw:text-box>
        </draw:frame>
        <draw:frame draw:style-name="gr6" draw:text-style-name="P5" draw:layer="layout" svg:width="1.4cm" svg:height="0.962cm" svg:x="6.5cm" svg:y="5.338cm">
          <draw:text-box>
            <text:p>[i,j]</text:p>
          </draw:text-box>
        </draw:frame>
        <draw:custom-shape draw:style-name="gr7" draw:text-style-name="P6" draw:layer="layout" svg:width="3cm" svg:height="3cm" svg:x="5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cm" svg:y1="2cm" svg:x2="5cm" svg:y2="5cm">
          <text:p/>
        </draw:line>
        <draw:line draw:style-name="gr2" draw:text-style-name="P2" draw:layer="layout" svg:x1="8cm" svg:y1="5cm" svg:x2="4.8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8T17:57:07.608000000</meta:creation-date>
    <dc:date>2019-01-19T18:50:19.744000000</dc:date>
    <meta:editing-duration>PT1H59M51S</meta:editing-duration>
    <meta:editing-cycles>6</meta:editing-cycles>
    <meta:generator>LibreOffice/6.1.0.3$Windows_X86_64 LibreOffice_project/efb621ed25068d70781dc026f7e9c5187a4decd1</meta:generator>
    <meta:document-statistic meta:object-count="12"/>
  </office:meta>
</office:document-meta>
</file>